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D3000001889B316734F60C72A9.png" manifest:media-type="image/png"/>
  <manifest:file-entry manifest:full-path="Pictures/10000000000002E4000001A5A251C25B7D3C837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9398in" draw:z-index="0"><draw:image xlink:href="Pictures/10000000000002E4000001A5A251C25B7D3C8374.png" xlink:type="simple" xlink:show="embed" xlink:actuate="onLoad"/></draw:frame></text:p>
      <text:p text:style-name="Standard"><draw:frame draw:style-name="fr1" draw:name="Image2" text:anchor-type="paragraph" svg:width="6.9252in" svg:height="3.7543in" draw:z-index="1"><draw:image xlink:href="Pictures/10000000000002D3000001889B316734F60C72A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6:45:18.838544126</meta:creation-date>
    <dc:date>2017-10-26T16:24:15.973756395</dc:date>
    <meta:editing-duration>PT36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